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2" style:family="paragraph"/>
    <style:style style:name="P22" style:parent-style-name="Párrafodelista" style:list-style-name="LFO2" style:family="paragraph"/>
    <style:style style:name="P23" style:parent-style-name="Párrafodelista" style:list-style-name="LFO2" style:family="paragraph"/>
    <style:style style:name="P24" style:parent-style-name="Párrafodelista" style:list-style-name="LFO2" style:family="paragraph"/>
    <style:style style:name="P25" style:parent-style-name="Párrafodelista" style:list-style-name="LFO2" style:family="paragraph"/>
    <style:style style:name="P26" style:parent-style-name="Párrafodelista" style:list-style-name="LFO2" style:family="paragraph"/>
    <style:style style:name="P27" style:parent-style-name="Párrafodelista" style:list-style-name="LFO2" style:family="paragraph"/>
    <style:style style:name="P28" style:parent-style-name="Párrafodelista" style:list-style-name="LFO2" style:family="paragraph"/>
    <style:style style:name="P29" style:parent-style-name="Párrafodelista" style:list-style-name="LFO2" style:family="paragraph"/>
    <style:style style:name="P30" style:parent-style-name="Párrafodelista" style:list-style-name="LFO2" style:family="paragraph"/>
    <style:style style:name="P31" style:parent-style-name="Párrafodelista" style:list-style-name="LFO2" style:family="paragraph"/>
    <style:style style:name="P32" style:parent-style-name="Párrafodelista" style:list-style-name="LFO2" style:family="paragraph"/>
    <style:style style:name="P33" style:parent-style-name="Párrafodelista" style:list-style-name="LFO2" style:family="paragraph"/>
    <style:style style:name="P34" style:parent-style-name="Párrafodelista" style:list-style-name="LFO2" style:family="paragraph"/>
    <style:style style:name="P35" style:parent-style-name="Párrafodelista" style:list-style-name="LFO2" style:family="paragraph"/>
    <style:style style:name="P36" style:parent-style-name="Párrafodelista" style:list-style-name="LFO2" style:family="paragraph"/>
    <style:style style:name="P37" style:parent-style-name="Párrafodelista" style:list-style-name="LFO2" style:family="paragraph"/>
    <style:style style:name="P38" style:parent-style-name="Párrafodelista" style:list-style-name="LFO2" style:family="paragraph"/>
    <style:style style:name="P39" style:parent-style-name="Párrafodelista" style:list-style-name="LFO2" style:family="paragraph"/>
    <style:style style:name="P40" style:parent-style-name="Párrafodelista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WAS CYCLING</text:p>
        </text:list-item>
        <text:list-item>
          <text:p text:style-name="P2">DECIDED/ HAD DECIDED</text:p>
        </text:list-item>
        <text:list-item>
          <text:p text:style-name="P3">HAD BEEN</text:p>
        </text:list-item>
        <text:list-item>
          <text:p text:style-name="P4">HAD LEARNT/</text:p>
        </text:list-item>
        <text:list-item>
          <text:p text:style-name="P5">MANAGED</text:p>
        </text:list-item>
        <text:list-item>
          <text:p text:style-name="P6">WONDER/WERE WONDERING</text:p>
        </text:list-item>
        <text:list-item>
          <text:p text:style-name="P7">HAD MADE</text:p>
        </text:list-item>
        <text:list-item>
          <text:p text:style-name="P8">HAD PLANNED/PLANNED</text:p>
        </text:list-item>
        <text:list-item>
          <text:p text:style-name="P9">FORGOT</text:p>
        </text:list-item>
        <text:list-item>
          <text:p text:style-name="P10">HAD BEEN RAINING</text:p>
        </text:list-item>
        <text:list-item>
          <text:p text:style-name="P11">ENDED UP</text:p>
        </text:list-item>
        <text:list-item>
          <text:p text:style-name="P12">WERE RIDING</text:p>
        </text:list-item>
        <text:list-item>
          <text:p text:style-name="P13">SKIDDED</text:p>
        </text:list-item>
        <text:list-item>
          <text:p text:style-name="P14">FELL</text:p>
        </text:list-item>
        <text:list-item>
          <text:p text:style-name="P15">REALISED</text:p>
        </text:list-item>
        <text:list-item>
          <text:p text:style-name="P16">HAD BROKEN</text:p>
        </text:list-item>
        <text:list-item>
          <text:p text:style-name="P17">CAUGHT</text:p>
        </text:list-item>
        <text:list-item>
          <text:p text:style-name="P18">DIDN’T EXPECT</text:p>
        </text:list-item>
        <text:list-item>
          <text:p text:style-name="P19">HAD GONE</text:p>
        </text:list-item>
        <text:list-item>
          <text:p text:style-name="P20">SPENT</text:p>
        </text:list-item>
      </text:list>
      <text:p text:style-name="Normal"/>
      <text:p text:style-name="Normal">MOVING HOUSE</text:p>
      <text:list text:style-name="LFO2" text:continue-numbering="true">
        <text:list-item>
          <text:p text:style-name="P21">DECIDED/HAD DECIDED</text:p>
        </text:list-item>
        <text:list-item>
          <text:p text:style-name="P22">HAD SPENT</text:p>
        </text:list-item>
        <text:list-item>
          <text:p text:style-name="P23">ARE MOVING</text:p>
        </text:list-item>
        <text:list-item>
          <text:p text:style-name="P24">ANNOUNCED</text:p>
        </text:list-item>
        <text:list-item>
          <text:p text:style-name="P25">I AM GOING TO ELL</text:p>
        </text:list-item>
        <text:list-item>
          <text:p text:style-name="P26">ARE GOING TO LIVE</text:p>
        </text:list-item>
        <text:list-item>
          <text:p text:style-name="P27">LOADED</text:p>
        </text:list-item>
        <text:list-item>
          <text:p text:style-name="P28">HAVE BEEN TRYING</text:p>
        </text:list-item>
        <text:list-item>
          <text:p text:style-name="P29">STARTED</text:p>
        </text:list-item>
        <text:list-item>
          <text:p text:style-name="P30">WAS MIXING</text:p>
        </text:list-item>
        <text:list-item>
          <text:p text:style-name="P31">OPENED</text:p>
        </text:list-item>
        <text:list-item>
          <text:p text:style-name="P32">HAD TOLD/TOLD</text:p>
        </text:list-item>
        <text:list-item>
          <text:p text:style-name="P33">WERE</text:p>
        </text:list-item>
        <text:list-item>
          <text:p text:style-name="P34">SPENT</text:p>
        </text:list-item>
        <text:list-item>
          <text:p text:style-name="P35">HAVE HAPPENED</text:p>
        </text:list-item>
        <text:list-item>
          <text:p text:style-name="P36">WOKE</text:p>
        </text:list-item>
        <text:list-item>
          <text:p text:style-name="P37">WAS DRIPPING</text:p>
        </text:list-item>
        <text:list-item>
          <text:p text:style-name="P38">HAVE SPENT</text:p>
        </text:list-item>
        <text:list-item>
          <text:p text:style-name="P39">CLOSED</text:p>
        </text:list-item>
        <text:list-item>
          <text:p text:style-name="P40">HAVEN´T FOUN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ristina Gomez</meta:initial-creator>
    <dc:creator>Cristina Gomez</dc:creator>
    <meta:creation-date>2024-10-07T14:43:00Z</meta:creation-date>
    <dc:date>2024-10-07T14:48:00Z</dc:date>
    <meta:template xlink:href="Normal" xlink:type="simple"/>
    <meta:editing-cycles>1</meta:editing-cycles>
    <meta:editing-duration>PT300S</meta:editing-duration>
    <meta:document-statistic meta:page-count="1" meta:paragraph-count="1" meta:word-count="71" meta:character-count="466" meta:row-count="3" meta:non-whitespace-character-count="396"/>
  </office:meta>
</office:document-meta>
</file>